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orkSans" svg:font-family="Work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515151" style:font-name="WorkSans" fo:font-size="10.5pt" fo:letter-spacing="normal" fo:font-style="normal" fo:font-weight="normal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515151" style:font-name="WorkSans" fo:font-size="10.5pt" fo:letter-spacing="normal" fo:font-style="normal" fo:font-weight="normal"/>
    </style:style>
    <style:style style:name="T1" style:family="text">
      <style:text-properties officeooo:rsid="0012a5cf"/>
    </style:style>
    <style:style style:name="T2" style:family="text">
      <style:text-properties fo:font-weight="bold" officeooo:rsid="0012a5cf" style:font-weight-asian="bold" style:font-weight-complex="bold"/>
    </style:style>
    <style:style style:name="T3" style:family="text">
      <style:text-properties fo:font-weight="bold" officeooo:rsid="0012a5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Caractérisation de l'entreprise (une ou plusieurs diapos) <text:s/><text:span text:style-name="T3">a recopier </text:span></text:p>
      <text:p text:style-name="P3">Aspects culturels de l'entreprise (valeurs, mythes, rites, héros…) <text:s/><text:span text:style-name="T2">FAB</text:span></text:p>
      <text:p text:style-name="P3">Rappels historiques <text:s/><text:span text:style-name="T2">FAB</text:span></text:p>
      <text:p text:style-name="P3">Présentation des DAS de l'entreprise <text:span text:style-name="T2">LEO</text:span></text:p>
      <text:p text:style-name="P3">F<text:span text:style-name="T1">acteurs </text:span>C<text:span text:style-name="T1">les de </text:span>S<text:span text:style-name="T1">ucces</text:span> sur les DAS <text:span text:style-name="T2">LEO</text:span></text:p>
      <text:p text:style-name="P3">Analyse de l'environnement de l'entreprise <text:span text:style-name="T2">MAXENCE</text:span></text:p>
      <text:p text:style-name="P3">Analyse de la position concurrentielle de l'entreprise <text:s/><text:span text:style-name="T2">MAXENCE</text:span></text:p>
      <text:p text:style-name="P3">5 forces de Porter <text:s/><text:span text:style-name="T2">FAB</text:span></text:p>
      <text:p text:style-name="P3">SWOT <text:s/><text:span text:style-name="T2">MAXENCE</text:span></text:p>
      <text:p text:style-name="P3">Présentation de la stratégie de l'entreprise <text:span text:style-name="T2">LEO</text:span></text:p>
      <text:p text:style-name="P3">Présentation du point à traiter : <text:span text:style-name="T1">microtransactions / micropaiements <text:s text:c="2"/></text:span><text:span text:style-name="T2">FAB</text:span></text:p>
      <text:p text:style-name="P3">Lien avec l'entreprise <text:s/><text:span text:style-name="T2">FAB</text:span></text:p>
      <text:p text:style-name="P3"><text:bookmark text:name="yui_3_17_2_1_1575277259523_29"/>Problématique de l'entreprise pour l'avenir <text:s/><text:span text:style-name="T2">MAXENC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orkSans" svg:font-family="Work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0:02:12.467674053</meta:creation-date>
    <dc:date>2019-12-02T10:10:21.334221173</dc:date>
    <meta:editing-duration>PT8M12S</meta:editing-duration>
    <meta:editing-cycles>1</meta:editing-cycles>
    <meta:document-statistic meta:table-count="0" meta:image-count="0" meta:object-count="0" meta:page-count="1" meta:paragraph-count="13" meta:word-count="83" meta:character-count="594" meta:non-whitespace-character-count="513"/>
    <meta:generator>LibreOffice/6.2.8.2$Linux_X86_64 LibreOffice_project/20$Build-2</meta:generator>
  </office:meta>
</office:document-meta>
</file>